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0.53cm" fo:margin-left="2.831cm" style:page-number="auto" table:align="left" style:writing-mode="lr-tb"/>
    </style:style>
    <style:style style:name="Table1.A" style:family="table-column">
      <style:table-column-properties style:column-width="10.53cm"/>
    </style:style>
    <style:style style:name="Table1.1" style:family="table-row">
      <style:table-row-properties style:min-row-height="0.907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e2" style:family="table">
      <style:table-properties style:width="10.269cm" fo:margin-left="2.992cm" table:align="left" style:writing-mode="lr-tb"/>
    </style:style>
    <style:style style:name="Table2.A" style:family="table-column">
      <style:table-column-properties style:column-width="2.122cm"/>
    </style:style>
    <style:style style:name="Table2.B" style:family="table-column">
      <style:table-column-properties style:column-width="8.14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785cm" fo:margin-left="-1.296cm" table:align="left" style:writing-mode="lr-tb"/>
    </style:style>
    <style:style style:name="Table3.A" style:family="table-column">
      <style:table-column-properties style:column-width="3.812cm"/>
    </style:style>
    <style:style style:name="Table3.B" style:family="table-column">
      <style:table-column-properties style:column-width="14.974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-left="0.25pt solid #000000" fo:border-right="1.5pt solid #000000" fo:border-top="1.5pt solid #000000" fo:border-bottom="0.25pt solid #000000" style:writing-mode="lr-tb"/>
    </style:style>
    <style:style style:name="Table3.2" style:family="table-row">
      <style:table-row-properties style:min-row-height="0.85cm" fo:keep-together="auto"/>
    </style:style>
    <style:style style:name="Table3.A2" style:family="table-cell">
      <style:table-cell-properties style:vertical-align="middle" fo:padding-left="0.123cm" fo:padding-right="0.123cm" fo:padding-top="0cm" fo:padding-bottom="0cm" fo:border-left="1.5pt solid #000000" fo:border-right="none" fo:border-top="0.25pt solid #000000" fo:border-bottom="0.25pt solid #00000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25pt solid #000000" fo:border-right="1.5pt solid #000000" fo:border-top="0.25pt solid #000000" fo:border-bottom="0.25pt solid #000000" style:writing-mode="lr-tb"/>
    </style:style>
    <style:style style:name="Table3.3" style:family="table-row">
      <style:table-row-properties style:min-row-height="0.631cm" fo:keep-together="auto"/>
    </style:style>
    <style:style style:name="Table3.4" style:family="table-row">
      <style:table-row-properties style:min-row-height="1.261cm" fo:keep-together="auto"/>
    </style:style>
    <style:style style:name="Table3.5" style:family="table-row">
      <style:table-row-properties style:min-row-height="0.979cm" fo:keep-together="auto"/>
    </style:style>
    <style:style style:name="Table3.7" style:family="table-row">
      <style:table-row-properties style:min-row-height="0.953cm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paragraph-properties fo:line-height="150%"/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weight-complex="bold"/>
    </style:style>
    <style:style style:name="P20" style:family="paragraph" style:parent-style-name="Standard">
      <style:text-properties fo:color="#ff0000"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0000"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ff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margin-top="0.282cm" fo:margin-bottom="0cm" loext:contextual-spacing="false" fo:line-height="150%" fo:text-align="center" style:justify-single-word="false"/>
      <style:text-properties style:font-name="Arial" fo:font-size="18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P29" style:family="paragraph" style:parent-style-name="Standard">
      <style:paragraph-properties fo:margin-top="0.071cm" fo:margin-bottom="0cm" loext:contextual-spacing="false"/>
    </style:style>
    <style:style style:name="P30" style:family="paragraph" style:parent-style-name="Standard">
      <style:paragraph-properties fo:margin-top="0.071cm" fo:margin-bottom="0cm" loext:contextual-spacing="false"/>
      <style:text-properties fo:font-variant="small-caps" style:font-name="Arial" fo:font-size="9pt" style:font-size-asian="9pt" style:font-name-complex="Arial" style:font-size-complex="9pt"/>
    </style:style>
    <style:style style:name="P31" style:family="paragraph" style:parent-style-name="Standard">
      <style:paragraph-properties fo:margin-top="0cm" fo:margin-bottom="0.071cm" loext:contextual-spacing="false"/>
    </style:style>
    <style:style style:name="P32" style:family="paragraph" style:parent-style-name="Standard">
      <style:paragraph-properties fo:margin-left="0cm" fo:margin-right="0cm" fo:line-height="150%" fo:text-indent="1.249cm" style:auto-text-indent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33" style:family="paragraph" style:parent-style-name="Standard">
      <style:paragraph-properties fo:margin-left="0cm" fo:margin-right="0cm" fo:line-height="150%" fo:text-indent="1.249cm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34" style:family="paragraph" style:parent-style-name="Standard">
      <style:paragraph-properties fo:margin-left="12.488cm" fo:margin-right="0cm" fo:line-height="150%" fo:text-indent="0cm" style:auto-text-indent="false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36" style:family="paragraph" style:parent-style-name="Standard">
      <style:paragraph-properties fo:margin-left="13.737cm" fo:margin-right="0cm" fo:line-height="150%" fo:text-indent="0cm" style:auto-text-indent="false"/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line-height="150%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43" style:family="paragraph" style:parent-style-name="Standard" style:list-style-name="WW8Num2">
      <style:paragraph-properties fo:text-align="justify" style:justify-single-word="false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>
      <style:paragraph-properties fo:margin-top="0.071cm" fo:margin-bottom="0.071cm" loext:contextual-spacing="false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9pt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" style:family="text">
      <style:text-properties style:font-name="Arial" fo:font-size="9pt" fo:font-style="italic" style:text-underline-style="solid" style:text-underline-width="auto" style:text-underline-color="font-color" style:font-size-asian="9pt" style:font-style-asian="italic" style:font-name-complex="Arial" style:font-size-complex="9pt" style:font-style-complex="italic"/>
    </style:style>
    <style:style style:name="T7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9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-asian="Arial"/>
    </style:style>
    <style:style style:name="T13" style:family="text"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weight-complex="bold"/>
    </style:style>
    <style:style style:name="T14" style:family="text">
      <style:text-properties fo:color="#ff0000" style:font-name="Arial" fo:font-size="16pt" fo:font-style="italic" fo:font-weight="bold" style:font-size-asian="16pt" style:font-style-asian="italic" style:font-weight-asian="bold" style:font-name-complex="Arial" style:font-size-complex="16pt" style:font-weight-complex="bold"/>
    </style:style>
    <style:style style:name="T15" style:family="text">
      <style:text-properties fo:color="#ff0000"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weight-complex="bold"/>
    </style:style>
    <style:style style:name="T16" style:family="text">
      <style:text-properties fo:color="#ff0000" style:font-name="Arial" fo:font-size="10pt" fo:font-style="italic" style:font-size-asian="10pt" style:font-style-asian="italic" style:font-name-complex="Arial" style:font-size-complex="10pt"/>
    </style:style>
    <style:style style:name="T17" style:family="text">
      <style:text-properties fo:color="#ff0000" style:font-name="Arial" fo:font-size="10pt" style:font-size-asian="10pt" style:font-name-complex="Arial" style:font-size-complex="10pt"/>
    </style:style>
    <style:style style:name="T18" style:family="text"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1" style:family="text">
      <style:text-properties fo:color="#ff0000" style:font-name="Arial" fo:font-size="18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2" style:family="text">
      <style:text-properties fo:color="#ff0000" style:font-name="Arial" fo:font-size="18pt" fo:language="en" fo:country="GB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3" style:family="text">
      <style:text-properties fo:color="#ff0000" style:font-name="Arial" fo:font-size="18pt" fo:language="en" fo:country="GB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4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5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0pt"/>
    </style:style>
    <style:style style:name="T26" style:family="text">
      <style:text-properties fo:color="#ff0000" style:font-name="Wingdings" fo:font-size="18pt" fo:font-style="italic" fo:font-weight="bold" style:font-name-asian="Wingdings" style:font-size-asian="18pt" style:font-style-asian="italic" style:font-weight-asian="bold" style:font-name-complex="Wingdings" style:font-size-complex="18pt" style:font-style-complex="italic" style:font-weight-complex="bold"/>
    </style:style>
    <style:style style:name="T27" style:family="text"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T28" style:family="text">
      <style:text-properties fo:font-variant="small-caps"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29" style:family="text"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T30" style:family="text">
      <style:text-properties fo:font-variant="small-caps" style:font-name="Arial" fo:font-size="9pt" style:font-size-asian="9pt" style:font-name-complex="Arial" style:font-size-complex="9pt"/>
    </style:style>
    <style:style style:name="T31" style:family="text">
      <style:text-properties fo:font-variant="small-caps" style:font-name="Arial" fo:font-size="9pt" style:font-name-asian="Arial" style:font-size-asian="9pt" style:font-name-complex="Arial" style:font-size-complex="9pt"/>
    </style:style>
    <style:style style:name="T32" style:family="text">
      <style:text-properties fo:font-variant="small-caps" fo:color="#ff0000" style:font-name="Arial" fo:font-size="9pt" fo:font-weight="bold" style:font-size-asian="9pt" style:font-weight-asian="bold" style:font-name-complex="Arial" style:font-size-complex="9pt"/>
    </style:style>
    <style:style style:name="T33" style:family="text">
      <style:text-properties fo:font-variant="small-caps" fo:color="#ff0000" style:font-name="Arial" fo:font-size="9pt" fo:font-weight="bold" style:font-size-asian="9pt" style:font-weight-asian="bold" style:font-name-complex="Arial" style:font-size-complex="9pt" style:font-weight-complex="bold"/>
    </style:style>
    <style:style style:name="T34" style:family="text">
      <style:text-properties fo:font-variant="small-caps" fo:color="#ff0000" style:font-name="Arial" fo:font-size="9pt" fo:font-weight="bold" style:font-name-asian="Arial" style:font-size-asian="9pt" style:font-weight-asian="bold" style:font-name-complex="Arial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">PROCEDURE DE RENTREE</text:p>
          </table:table-cell>
        </table:table-row>
      </table:table>
      <text:p text:style-name="P3"/>
      <text:p text:style-name="P9"/>
      <text:p text:style-name="P19">TRES IMPORTANT </text:p>
      <text:p text:style-name="P20"/>
      <text:p text:style-name="P10">Pour retirer les clés de votre logement,</text:p>
      <text:p text:style-name="P18"><text:span text:style-name="T3"><text:s/></text:span><text:span text:style-name="T13">prendre rendez-vous</text:span><text:span text:style-name="T2"> au </text:span><text:span text:style-name="T14">03.87.74.36.37</text:span></text:p>
      <text:p text:style-name="P10">pour déterminer une date et heure précise de votre état des lieux entrant.</text:p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4">HORAIRES DE BUREAU</text:p>
          </table:table-cell>
        </table:table-row>
        <table:table-row table:style-name="Table2.1">
          <table:table-cell table:style-name="Table2.A1" office:value-type="string">
            <text:p text:style-name="P4">LUN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MAR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MERCRE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JEU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VENDREDI</text:p>
          </table:table-cell>
          <table:table-cell table:style-name="Table2.B1" office:value-type="string">
            <text:p text:style-name="P4">10h à 12h30-----Fermé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Assurance Habitation</text:p>
          </table:table-cell>
          <table:table-cell table:style-name="Table3.B1" office:value-type="string">
            <text:p text:style-name="P45">L’assurance habitation est obligatoire, renseignements et liste des pièces à fournir au verso de la fiche d’état civil ci-joint (à remettre au plus tard le jour de la remise des clés).</text:p>
            <text:p text:style-name="P1"><text:span text:style-name="T27">Renvoyez votre dossier </text:span><text:span text:style-name="T28">le plus rapidement</text:span><text:span text:style-name="T27"> possible a l’aide de l’autocollant ci-joint</text:span></text:p>
          </table:table-cell>
        </table:table-row>
        <table:table-row table:style-name="Table3.2">
          <table:table-cell table:style-name="Table3.A2" office:value-type="string">
            <text:p text:style-name="P8">C.A.F.</text:p>
          </table:table-cell>
          <table:table-cell table:style-name="Table3.B2" office:value-type="string">
            <text:p text:style-name="P42">Voir verso <text:s/>de ce document.</text:p>
          </table:table-cell>
        </table:table-row>
        <table:table-row table:style-name="Table3.3">
          <table:table-cell table:style-name="Table3.A2" office:value-type="string">
            <text:p text:style-name="P8">Documents</text:p>
          </table:table-cell>
          <table:table-cell table:style-name="Table3.B2" office:value-type="string">
            <text:p text:style-name="P8">Commentaires</text:p>
          </table:table-cell>
        </table:table-row>
        <table:table-row table:style-name="Table3.4">
          <table:table-cell table:style-name="Table3.A2" office:value-type="string">
            <text:p text:style-name="P25">Etat Civil</text:p>
          </table:table-cell>
          <table:table-cell table:style-name="Table3.B2" office:value-type="string">
            <text:p text:style-name="P29"><text:span text:style-name="T30">•</text:span><text:span text:style-name="T31"> </text:span><text:span text:style-name="T30">Page 1 compléter tous les blancs a </text:span><text:span text:style-name="T32">l’exception du cadre <text:s/>reserve a l’administration</text:span><text:span text:style-name="T30"> </text:span></text:p>
            <text:p text:style-name="P31"><text:span text:style-name="T30">•</text:span><text:span text:style-name="T31"> </text:span><text:span text:style-name="T30">Page 2 important ! lire en totalité <text:s/>la liste des pièces a fournir</text:span><text:span text:style-name="T27">. </text:span><text:span text:style-name="T33">(à nous retourner)</text:span></text:p>
          </table:table-cell>
        </table:table-row>
        <table:table-row table:style-name="Table3.5">
          <table:table-cell table:style-name="Table3.A2" office:value-type="string">
            <text:p text:style-name="P26">Contrat</text:p>
            <text:p text:style-name="P26">de</text:p>
            <text:p text:style-name="P25">location</text:p>
          </table:table-cell>
          <table:table-cell table:style-name="Table3.B2" office:value-type="string">
            <text:p text:style-name="P30">•<text:span text:style-name="T12"> </text:span>mettre vos initiales sur toutes les pages des contrats en bas a droite recto et verso</text:p>
            <text:p text:style-name="Standard"><text:span text:style-name="T30">•</text:span><text:span text:style-name="T31"> </text:span><text:span text:style-name="T30">datez et signez la derniere page en faisant précéder la mention </text:span><text:span text:style-name="T29">"lu et approuvé"</text:span></text:p>
            <text:p text:style-name="Standard"><text:span text:style-name="T34"><text:s/></text:span><text:span text:style-name="T33">(a nous retourner les <text:s/>2 contrats completes)</text:span></text:p>
          </table:table-cell>
        </table:table-row>
        <table:table-row table:style-name="Table3.3">
          <table:table-cell table:style-name="Table3.A2" office:value-type="string">
            <text:p text:style-name="P25">Prélèvement</text:p>
          </table:table-cell>
          <table:table-cell table:style-name="Table3.B2" office:value-type="string">
            <text:p text:style-name="Standard"><text:span text:style-name="T30">remplir <text:s/>les deux parties en totalité et signer</text:span><text:span text:style-name="T29"> </text:span><text:span text:style-name="T33">(a nous retourner)</text:span></text:p>
          </table:table-cell>
        </table:table-row>
        <table:table-row table:style-name="Table3.7">
          <table:table-cell table:style-name="Table3.A2" office:value-type="string">
            <text:p text:style-name="P26">Règlement</text:p>
            <text:p text:style-name="P25">intérieur</text:p>
          </table:table-cell>
          <table:table-cell table:style-name="Table3.B2" office:value-type="string">
            <text:p text:style-name="Standard"><text:span text:style-name="T30">signez et datez avec la mention </text:span><text:span text:style-name="T29">"lu et approuvé"</text:span></text:p>
            <text:p text:style-name="Standard"><text:span text:style-name="T29">(</text:span><text:span text:style-name="T33">renvoyez la partie inférieure</text:span><text:span text:style-name="T29"> de la dernière page et conservez le reste du document)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"><text:span text:style-name="T4">Pour recevoir votre courrier indiquez </text:span><text:span text:style-name="T15">toujours</text:span><text:span text:style-name="T16"> </text:span><text:span text:style-name="T4">le N° de logement.</text:span></text:p>
      <text:p text:style-name="P1"><text:span text:style-name="T4">Que vous habitiez les bâtiments A/B/C/D/E ou G votre adresse postale est </text:span><text:span text:style-name="T5">4, Place Edouard Branly 57070 Metz. </text:span></text:p>
      <text:p text:style-name="P1"><text:span text:style-name="T6">Exemple</text:span><text:span text:style-name="T7"> : </text:span><text:span text:style-name="T1">M. DUPOND <text:s/>Eric </text:span></text:p>
      <text:p text:style-name="P32">Logement G 314-A</text:p>
      <text:p text:style-name="P32">4, Place Edouard Branly</text:p>
      <text:p text:style-name="P32">57070 METZ<text:tab/></text:p>
      <text:p text:style-name="P7"/>
      <text:p text:style-name="P6"/>
      <text:p text:style-name="P6"/>
      <text:p text:style-name="P33"/>
      <text:p text:style-name="P32"/>
      <text:p text:style-name="P34"><text:span text:style-name="T20">Voir verso</text:span><text:span text:style-name="T21"> </text:span><text:span text:style-name="T26"></text:span><text:span text:style-name="T21"> </text:span></text:p>
      <text:p text:style-name="P22"/>
      <text:p text:style-name="P27"><text:span text:style-name="T10">Si vous souhaitez l’Aide Personnalisée au Logement, le formulaire sera à compléter et à imprimer sur le site de la CAF. </text:span><text:span text:style-name="T17">(A nous remettre le jour de votre arrivée)</text:span></text:p>
      <text:p text:style-name="P23"><text:soft-page-break/></text:p>
      <text:p text:style-name="P11">Ensuite celui-ci devra être remis à l’administration da la résidence avec toutes les pièces demandées, car le dossier A.P.L. est géré et transmis à la C.A.F. par cette dernière afin de vous faciliter les démarches.</text:p>
      <text:p text:style-name="P11"/>
      <text:p text:style-name="P11">Par ailleurs, en raison des délais de traitement par la C.A.F., aucun dossier de demande d’A.P.L ne peut être ouvert pour un séjour inférieur à 3 mois.</text:p>
      <text:p text:style-name="P13"/>
      <text:p text:style-name="P27"><text:span text:style-name="T11">Si vous faites </text:span><text:span text:style-name="T19">une première demande de A.P.L</text:span><text:span text:style-name="T11">. en tant que nouvel allocataire, rendez vous sur le site </text:span><text:a xlink:type="simple" xlink:href="http://www.caf.fr/" text:style-name="Internet_20_link" text:visited-style-name="Visited_20_Internet_20_Link"><text:span text:style-name="Internet_20_link"><text:span text:style-name="T11">www.caf.fr</text:span></text:span></text:a><text:span text:style-name="T11"> <text:s/>munie d’un relevé d’identité bancaire à votre nom et de votre numéro de sécurité social personnel.</text:span></text:p>
      <text:p text:style-name="P14"/>
      <text:p text:style-name="P13"/>
      <text:p text:style-name="P12">Pour information sur les questions suivantes</text:p>
      <text:p text:style-name="P12"/>
      <text:p text:style-name="P2"><text:span text:style-name="T10">1-Votre date d’entrée suivante </text:span><field:fieldmark-start text:name="__Fieldmark__4_489422141" field:type="vnd.oasis.opendocument.field.FORMTEXT"><field:param field:name="Description" field:value=""/><field:param field:name="Name" field:value="Texte3"/></field:fieldmark-start><text:span text:style-name="T24"><text:text-input text:description="">{{leasing.date_of_entry}}</text:text-input></text:span><field:fieldmark-end/></text:p>
      <text:p text:style-name="P11">2- Organisme loueur la réponse est :</text:p>
      <text:p text:style-name="P11"/>
      <text:p text:style-name="P15">Vous résidez au bâtiment A/B/C/D/E, cliquez sur ALOES BRANLY</text:p>
      <text:p text:style-name="P15">Vous résidez au bâtiment G, cliquez sur RESIDENCE BELIN</text:p>
      <text:p text:style-name="P15"/>
      <text:p text:style-name="P16">Votre adresse postale reste bien entendu :</text:p>
      <text:p text:style-name="P16">4 place Edouard Branly 57070 Metz</text:p>
      <text:p text:style-name="P16"/>
      <text:p text:style-name="P17"/>
      <text:p text:style-name="P2"><text:span text:style-name="T10">3-Votre n° de logement suivant </text:span><field:fieldmark-start text:name="__Fieldmark__5_489422141" field:type="vnd.oasis.opendocument.field.FORMTEXT"><field:param field:name="Description" field:value=""/><field:param field:name="Name" field:value="Texte1"/></field:fieldmark-start><text:span text:style-name="T24"><text:text-input text:description="">{{leasing.room}}</text:text-input></text:span><field:fieldmark-end/></text:p>
      <text:p text:style-name="P2"><text:span text:style-name="T10">4- Votre superficie</text:span><text:span text:style-name="T24"> </text:span><text:span text:style-name="T24"><text:text-input text:description="">{{leasing.room.rentType.surface}}</text:text-input></text:span><text:span text:style-name="T18"><text:s/></text:span><text:span text:style-name="T10">M2</text:span></text:p>
      <text:p text:style-name="P2"><text:span text:style-name="T10">5- Votre loyer.</text:span><text:span text:style-name="T24"> </text:span><text:span text:style-name="T24"><text:text-input text:description="">{{leasing.room.rentType.rent}}</text:text-input></text:span><text:span text:style-name="T24"><text:s/></text:span><text:span text:style-name="T10">Є <text:s/>sans charges ni forfait services.</text:span></text:p>
      <text:p text:style-name="P2"><text:span text:style-name="T10">6- Si besoin N° S.I.R.E.T. de A.L.O.E.S</text:span><text:span text:style-name="T9">.</text:span><text:span text:style-name="T25"> 333 813 541 00013</text:span></text:p>
      <text:p text:style-name="P12"/>
      <text:p text:style-name="P27"><text:span text:style-name="T18">Imprimer les <text:s/>deux dossiers P.D.F</text:span><text:span text:style-name="T10">.</text:span></text:p>
      <text:list xml:id="list1381668841" text:style-name="WW8Num2">
        <text:list-item>
          <text:p text:style-name="P39">Déclaration à signer et à nous remettre avec les pièces réclamées.</text:p>
        </text:list-item>
        <text:list-item>
          <text:p text:style-name="P43"><text:span text:style-name="T10">L’attestation de résidence </text:span><text:span text:style-name="T8">(l’attestation sera complétée par </text:span><text:span text:style-name="T10">le propriétaire).</text:span></text:p>
        </text:list-item>
      </text:list>
      <text:p text:style-name="P11"/>
      <text:p text:style-name="P11">Nous transmettrons ce dossier à la l’organisme C.A.F..<text:tab/></text:p>
      <text:p text:style-name="P11"/>
      <text:p text:style-name="P14">Ou</text:p>
      <text:p text:style-name="P14"/>
      <text:p text:style-name="P27"><text:span text:style-name="T19">Si vous avez déjà touché l’A.P.L.</text:span><text:span text:style-name="T11"> dans un autre département, rendez-vous sur le site </text:span><text:a xlink:type="simple" xlink:href="http://www.caf.fr/" text:style-name="Internet_20_link" text:visited-style-name="Visited_20_Internet_20_Link"><text:span text:style-name="Internet_20_link"><text:span text:style-name="T11">www.caf.fr</text:span></text:span></text:a><text:span text:style-name="T11"> munie de votre ancien n° caf, de votre code confidentiel et de votre numéro de sécurité social personnel.</text:span></text:p>
      <text:p text:style-name="P13"/>
      <text:p text:style-name="P13">Voir réponses sur le haut de ce document sauf question suivante</text:p>
      <text:p text:style-name="P13"/>
      <text:list xml:id="list3105003112" text:style-name="WW8Num3">
        <text:list-item>
          <text:p text:style-name="P44"><text:span text:style-name="T11">Vous souhaitez signaler un changement d’adresse <text:s/>réponse </text:span><text:span text:style-name="T19">OUI</text:span></text:p>
        </text:list-item>
      </text:list>
      <text:p text:style-name="P35"><text:span text:style-name="T11">Puis cochez </text:span><text:span text:style-name="T19">CONTINUER</text:span></text:p>
      <text:p text:style-name="P36"/>
      <text:p text:style-name="P36"/>
      <text:p text:style-name="P34"><text:span text:style-name="T20">Voir</text:span><text:span text:style-name="T22"> recto </text:span><text:span text:style-name="T26"></text:span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0.635cm" fo:margin-left="2.499cm" fo:margin-right="1.63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EDURE DE RENTREE</dc:title>
    <dc:subject/>
    <meta:keyword/>
    <dc:description/>
    <meta:initial-creator>aicha</meta:initial-creator>
    <meta:creation-date>2019-03-13T11:46:00</meta:creation-date>
    <dc:date>2019-04-26T14:11:23.655557098</dc:date>
    <meta:print-date>2019-01-16T16:49:00</meta:print-date>
    <meta:editing-cycles>5</meta:editing-cycles>
    <meta:editing-duration>PT8M35S</meta:editing-duration>
    <meta:generator>LibreOffice/6.2.2.2$Linux_X86_64 LibreOffice_project/20$Build-2</meta:generator>
    <meta:document-statistic meta:table-count="3" meta:image-count="0" meta:object-count="0" meta:page-count="2" meta:paragraph-count="70" meta:word-count="585" meta:character-count="3510" meta:non-whitespace-character-count="2991"/>
  </office:meta>
</office:document-meta>
</file>